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00ad1" officeooo:paragraph-rsid="00100ad1" style:font-size-asian="14pt" style:font-weight-asian="bold" style:font-size-complex="16pt" style:font-weight-complex="bold"/>
    </style:style>
    <style:style style:name="P2" style:family="paragraph" style:parent-style-name="Standard">
      <style:text-properties officeooo:rsid="00100ad1" officeooo:paragraph-rsid="00100ad1"/>
    </style:style>
    <style:style style:name="P3" style:family="paragraph" style:parent-style-name="Standard">
      <style:text-properties officeooo:paragraph-rsid="001026b8"/>
    </style:style>
    <style:style style:name="P4" style:family="paragraph" style:parent-style-name="Standard">
      <style:text-properties officeooo:rsid="001026b8" officeooo:paragraph-rsid="001026b8"/>
    </style:style>
    <style:style style:name="T1" style:family="text">
      <style:text-properties officeooo:rsid="00100ad1"/>
    </style:style>
    <style:style style:name="T2" style:family="text">
      <style:text-properties officeooo:rsid="001026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mmands</text:p>
      <text:p text:style-name="P1">------------------------------------------------------------------------------------------</text:p>
      <text:p text:style-name="Standard">BASIC</text:p>
      <text:p text:style-name="Standard">----------</text:p>
      <text:p text:style-name="Standard">0)git init</text:p>
      <text:p text:style-name="Standard">0)git help &lt;cmd&gt;</text:p>
      <text:p text:style-name="Standard">0)git &lt;cmd&gt; --help</text:p>
      <text:p text:style-name="P4">0)history</text:p>
      <text:p text:style-name="Standard"/>
      <text:p text:style-name="Standard">---------------------</text:p>
      <text:p text:style-name="Standard">1)git status</text:p>
      <text:p text:style-name="Standard">2)git add .</text:p>
      <text:p text:style-name="Standard">3)git commit -m "commit msg"</text:p>
      <text:p text:style-name="Standard">4)git push</text:p>
      <text:p text:style-name="Standard"/>
      <text:p text:style-name="Standard">for internal modules</text:p>
      <text:p text:style-name="Standard">--------------------</text:p>
      <text:p text:style-name="Standard">1)use =&gt;git submodule foreach instead of git</text:p>
      <text:p text:style-name="Standard"/>
      <text:p text:style-name="Standard">=======================================================================</text:p>
      <text:p text:style-name="Standard">SETTINGS</text:p>
      <text:p text:style-name="Standard">--------------</text:p>
      <text:p text:style-name="Standard">1)git config</text:p>
      <text:p text:style-name="Standard">2)git config --global user.name "My Name"</text:p>
      <text:p text:style-name="Standard">3)git config --global user.email "user@domain.com"</text:p>
      <text:p text:style-name="Standard"/>
      <text:p text:style-name="Standard"/>
      <text:p text:style-name="Standard">REMOTE USE</text:p>
      <text:p text:style-name="Standard">-------------------</text:p>
      <text:p text:style-name="Standard">1)git pull origin &lt;branch name&gt;</text:p>
      <text:p text:style-name="Standard">2)git fetch origin &lt;branch name&gt;</text:p>
      <text:p text:style-name="Standard">3)git push origin master</text:p>
      <text:p text:style-name="Standard">4)git clone &lt;github-url&gt;</text:p>
      <text:p text:style-name="Standard">5)git remote origin</text:p>
      <text:p text:style-name="Standard">6)</text:p>
      <text:p text:style-name="Standard"/>
      <text:p text:style-name="Standard">=======================================================================</text:p>
      <text:p text:style-name="Standard">SHORTCUT</text:p>
      <text:p text:style-name="Standard">----------------</text:p>
      <text:p text:style-name="Standard">1)git commit -a -m committing all changes, equals to git add and git commit</text:p>
      <text:p text:style-name="Standard">2)git checkout -b &lt;branch-name&gt;</text:p>
      <text:p text:style-name="Standard"/>
      <text:p text:style-name="Standard">====================================================================<text:span text:style-name="T1">===</text:span></text:p>
      <text:p text:style-name="Standard">MEDIUM</text:p>
      <text:p text:style-name="Standard">-------------</text:p>
      <text:p text:style-name="Standard">1)</text:p>
      <text:p text:style-name="Standard">2)git merge &lt;branch-name&gt;</text:p>
      <text:p text:style-name="Standard">3)git log commit</text:p>
      <text:p text:style-name="Standard">4)git checkout &lt;branch-name&gt;</text:p>
      <text:p text:style-name="Standard">5)git branch -b &lt;branch-name&gt; </text:p>
      <text:p text:style-name="Standard">6)git diff</text:p>
      <text:p text:style-name="Standard">7)git diff --staged | &gt;git diff --catched</text:p>
      <text:p text:style-name="Standard"><text:soft-page-break/></text:p>
      <text:p text:style-name="Standard">8)git commit --amend <text:s text:c="17"/># start $EDITOR to edit the message</text:p>
      <text:p text:style-name="Standard">9)git commit --amend -m "New message" <text:tab/># set the new message directly</text:p>
      <text:p text:style-name="Standard"/>
      <text:p text:style-name="Standard">=======================================================================</text:p>
      <text:p text:style-name="Standard">ADVANCE</text:p>
      <text:p text:style-name="Standard">---------------</text:p>
      <text:p text:style-name="Standard">1)git stash</text:p>
      <text:p text:style-name="Standard">-------------</text:p>
      <text:p text:style-name="Standard">&gt;git stash -a <text:s text:c="5"/>#stashed all files</text:p>
      <text:p text:style-name="Standard">&gt;git stash -u <text:tab/> <text:s text:c="2"/># stashed untractecd files</text:p>
      <text:p text:style-name="Standard">&gt;git stash <text:s text:c="8"/># stashed tracked files</text:p>
      <text:p text:style-name="Standard"/>
      <text:p text:style-name="Standard">&gt;git stash save "stash msg"</text:p>
      <text:p text:style-name="Standard">&gt;git stash list</text:p>
      <text:p text:style-name="Standard">&gt;git stash apply &lt;stash{0}&gt;</text:p>
      <text:p text:style-name="Standard">&gt;git status pop</text:p>
      <text:p text:style-name="Standard">&gt;git stash clear</text:p>
      <text:p text:style-name="Standard"/>
      <text:p text:style-name="Standard">2)git revert commit</text:p>
      <text:p text:style-name="Standard">------------------------</text:p>
      <text:p text:style-name="Standard">&gt;git revert &lt;commit-id&gt;</text:p>
      <text:p text:style-name="Standard"/>
      <text:p text:style-name="Standard"/>
      <text:p text:style-name="Standard"/>
      <text:p text:style-name="Standard">3)git tag</text:p>
      <text:p text:style-name="Standard">----------</text:p>
      <text:p text:style-name="Standard">&gt;git tag -l "regularExp"</text:p>
      <text:p text:style-name="Standard">&gt;git tag -a v1.0 -m 'this is version 1.0 tag'</text:p>
      <text:p text:style-name="Standard">&gt;git show</text:p>
      <text:p text:style-name="Standard">&gt;git tag &lt;tagname&gt; -lw</text:p>
      <text:p text:style-name="Standard">&gt;git show &lt;tagname&gt; -lw</text:p>
      <text:p text:style-name="Standard"/>
      <text:p text:style-name="Standard">&gt;git push origin &lt;tagname&gt;</text:p>
      <text:p text:style-name="Standard">&gt;git push origin --tags</text:p>
      <text:p text:style-name="Standard"/>
      <text:p text:style-name="Standard">&gt;git tag -d &lt;tagname&gt; -lw <text:s/>#delete tag</text:p>
      <text:p text:style-name="Standard">&gt;git push origin --delete &lt;tagname&gt;</text:p>
      <text:p text:style-name="Standard"/>
      <text:p text:style-name="Standard">&gt;git checkout &lt;tagname&gt;</text:p>
      <text:p text:style-name="Standard">&gt;git checkout -b </text:p>
      <text:p text:style-name="Standard"/>
      <text:p text:style-name="Standard">4)git branch</text:p>
      <text:p text:style-name="Standard">---------------</text:p>
      <text:p text:style-name="Standard">&gt;git branch</text:p>
      <text:p text:style-name="Standard">&gt;git checkout &lt;branch-name&gt;</text:p>
      <text:p text:style-name="Standard">&gt;git branch -d &lt;branc-name&gt;</text:p>
      <text:p text:style-name="Standard">&gt;git branch --no-merged</text:p>
      <text:p text:style-name="Standard">&gt;git branch --merged</text:p>
      <text:p text:style-name="Standard">&gt;</text:p>
      <text:p text:style-name="Standard">&gt;</text:p>
      <text:p text:style-name="P2"/>
      <text:p text:style-name="P2"><text:soft-page-break/></text:p>
      <text:p text:style-name="Standard">5)git push</text:p>
      <text:p text:style-name="Standard">-------------</text:p>
      <text:p text:style-name="Standard">&gt;git push &lt;remote&gt; &lt;branch-name&gt;</text:p>
      <text:p text:style-name="Standard">&gt;git push origin &lt;branch-name&gt;</text:p>
      <text:p text:style-name="Standard"/>
      <text:p text:style-name="Standard">&gt;git push origin --delete &lt;branch-name&gt;</text:p>
      <text:p text:style-name="Standard">&gt;git push -u origin &lt;branch-name&gt;</text:p>
      <text:p text:style-name="Standard"/>
      <text:p text:style-name="Standard">6)git rebase</text:p>
      <text:p text:style-name="Standard">--------------</text:p>
      <text:p text:style-name="Standard"/>
      <text:p text:style-name="Standard"/>
      <text:p text:style-name="Standard"/>
      <text:p text:style-name="Standard">7)git remote</text:p>
      <text:p text:style-name="Standard">---------------</text:p>
      <text:p text:style-name="Standard">&gt;git remote add &lt;name&gt; &lt;remote-location|SSH|URL&gt;</text:p>
      <text:p text:style-name="Standard">&gt;</text:p>
      <text:p text:style-name="Standard"/>
      <text:p text:style-name="Standard">------------------------------------------------------------------------------------------------</text:p>
      <text:p text:style-name="Standard">8)git rm --cached &lt;filename&gt; <text:s text:c="2"/>#UNSTAGED a file</text:p>
      <text:p text:style-name="Standard"/>
      <text:p text:style-name="Standard">9)git clean -fd <text:s/>#remove UNSTAGED file</text:p>
      <text:p text:style-name="Standard"/>
      <text:p text:style-name="Standard">10)git reset --hard HEAD <text:s/>#remove STAGED file</text:p>
      <text:p text:style-name="Standard"/>
      <text:p text:style-name="Standard">11)git cherry-pick &lt;commit-id&gt;</text:p>
      <text:p text:style-name="Standard">&gt;If you cherry-pick from a public branch, you should consider using</text:p>
      <text:p text:style-name="Standard">&gt;git cherry-pick -x &lt;commit-hash&gt;</text:p>
      <text:p text:style-name="Standard"/>
      <text:p text:style-name="Standard"/>
      <text:p text:style-name="Standard">======================================================================</text:p>
      <text:p text:style-name="Standard">ENTERPRISE WORK</text:p>
      <text:p text:style-name="Standard">-----------------</text:p>
      <text:p text:style-name="Standard">Basic</text:p>
      <text:p text:style-name="Standard">______</text:p>
      <text:p text:style-name="Standard"/>
      <text:p text:style-name="Standard">1)git rm --cached &lt;filename&gt; <text:s text:c="2"/>#UNSTAGED a file</text:p>
      <text:p text:style-name="Standard"/>
      <text:p text:style-name="Standard">2)git clean -fd <text:s/>#remove UNSTAGED file</text:p>
      <text:p text:style-name="Standard"/>
      <text:p text:style-name="Standard">3)git reset --hard HEAD <text:s/>#remove STAGED file</text:p>
      <text:p text:style-name="Standard"/>
      <text:p text:style-name="Standard"/>
      <text:p text:style-name="Standard">Use the below commands to clean status:</text:p>
      <text:p text:style-name="Standard">----------------------------------------</text:p>
      <text:p text:style-name="Standard">&gt;git clean fd</text:p>
      <text:p text:style-name="Standard">&gt;git submodule foreach git clean fd</text:p>
      <text:p text:style-name="Standard">&gt;git reset hard HEAD</text:p>
      <text:p text:style-name="Standard">&gt;git submodule foreach git reset hard HEAD</text:p>
      <text:p text:style-name="Standard"/>
      <text:p text:style-name="Standard">Fetch and pull latest changes:</text:p>
      <text:p text:style-name="Standard"><text:soft-page-break/>---------------------------------</text:p>
      <text:p text:style-name="Standard">&gt;git fetch origin</text:p>
      <text:p text:style-name="Standard">&gt;git submodule foreach git fetch origin</text:p>
      <text:p text:style-name="Standard">&gt;git pull</text:p>
      <text:p text:style-name="Standard">&gt;git submodule foreach git pull</text:p>
      <text:p text:style-name="Standard"/>
      <text:p text:style-name="Standard">Use below commands to merge:</text:p>
      <text:p text:style-name="Standard">-----------------------------</text:p>
      <text:p text:style-name="Standard">&gt;git merge origin/feature/XER-XXX</text:p>
      <text:p text:style-name="Standard">&gt;git submodule foreach git merge origin/feature/XER-XXX@MetraNet_CD</text:p>
      <text:p text:style-name="Standard"/>
      <text:p text:style-name="Standard">Push your changes to GIT repository:</text:p>
      <text:p text:style-name="Standard">-------------------------------------</text:p>
      <text:p text:style-name="Standard">&gt;git submodule foreach git push u origin feature/XER-XXX@MetraNet_CD </text:p>
      <text:p text:style-name="Standard">&gt;git push u origin feature/XER-XXX</text:p>
      <text:p text:style-name="Standard"/>
      <text:p text:style-name="Standard">Git branch creation</text:p>
      <text:p text:style-name="Standard">--------------------</text:p>
      <text:p text:style-name="Standard">&gt;git checkout -b feature/XER-XXX</text:p>
      <text:p text:style-name="Standard">&gt;git submodule foreach git checkout -b feature/XER-XXX@MetraNet_CD</text:p>
      <text:p text:style-name="Standard"/>
      <text:p text:style-name="Standard">To Push a file on remote</text:p>
      <text:p text:style-name="Standard">_________________________</text:p>
      <text:p text:style-name="Standard"/>
      <text:p text:style-name="Standard">1)git status</text:p>
      <text:p text:style-name="Standard">2)git add &lt;.|file-name&gt;</text:p>
      <text:p text:style-name="Standard">3)git commit -m "commit message"</text:p>
      <text:p text:style-name="Standard">4)git push origin</text:p>
      <text:p text:style-name="Standard"/>
      <text:p text:style-name="Standard">To push a file and submodules on remote</text:p>
      <text:p text:style-name="Standard">---------------------------------------</text:p>
      <text:p text:style-name="Standard">$ cd path/to/submodule</text:p>
      <text:p text:style-name="Standard">git add &lt;stuff&gt;</text:p>
      <text:p text:style-name="P3">git commit -m "comment"</text:p>
      <text:p text:style-name="P3">git push</text:p>
      <text:p text:style-name="Standard">Then, update your main module to track the updated version of the submodule:</text:p>
      <text:p text:style-name="Standard"/>
      <text:p text:style-name="Standard">$ cd /main/project</text:p>
      <text:p text:style-name="Standard">git add path/to/submodule</text:p>
      <text:p text:style-name="Standard">git commit -m "updated my submodule"</text:p>
      <text:p text:style-name="Standard">git push </text:p>
      <text:p text:style-name="Standard"/>
      <text:p text:style-name="Standard">For submodules</text:p>
      <text:p text:style-name="Standard">_________________</text:p>
      <text:p text:style-name="Standard">&gt;use git submodule foreach</text:p>
      <text:p text:style-name="Standard"/>
      <text:p text:style-name="Standard"/>
      <text:p text:style-name="Standard">Merge Process</text:p>
      <text:p text:style-name="Standard">---------------</text:p>
      <text:p text:style-name="Standard">*master</text:p>
      <text:p text:style-name="Standard">git checkout -b &lt;branch-name&gt;</text:p>
      <text:p text:style-name="Standard">git fetch origin</text:p>
      <text:p text:style-name="Standard"><text:soft-page-break/>git pull origin master</text:p>
      <text:p text:style-name="Standard">git add .</text:p>
      <text:p text:style-name="Standard">git commit -m "msg"</text:p>
      <text:p text:style-name="Standard"/>
      <text:p text:style-name="Standard">git push origin &lt;branch-name&gt;</text:p>
      <text:p text:style-name="Standard">git checkout master</text:p>
      <text:p text:style-name="Standard">git merge origin &lt;branch-name&gt;</text:p>
      <text:p text:style-name="Standard">git push origin master</text:p>
      <text:p text:style-name="Standard"/>
      <text:p text:style-name="Standard">Local merge and push to remote:</text:p>
      <text:p text:style-name="Standard">------------------------------------------------------</text:p>
      <text:p text:style-name="Standard"><text:span text:style-name="T2">g</text:span>it fetch pull &lt;side branch&gt; --submodule also</text:p>
      <text:p text:style-name="Standard"><text:span text:style-name="T2">git </text:span>checkout to main branch</text:p>
      <text:p text:style-name="Standard"><text:span text:style-name="T2">git </text:span>fetch pull main branch ---submodule also</text:p>
      <text:p text:style-name="Standard">git merge &lt;side-branch&gt; <text:s text:c="2"/>--submodule also</text:p>
      <text:p text:style-name="Standard">git push origin &lt;main-branch&gt; <text:s text:c="2"/>--submodule also</text:p>
      <text:p text:style-name="Standard">--------------------------------</text:p>
      <text:p text:style-name="Standard">Push process</text:p>
      <text:p text:style-name="Standard">------------</text:p>
      <text:p text:style-name="Standard">*master</text:p>
      <text:p text:style-name="Standard">git fetch</text:p>
      <text:p text:style-name="Standard">git pull </text:p>
      <text:p text:style-name="Standard">git add .</text:p>
      <text:p text:style-name="Standard">git commit -m " "</text:p>
      <text:p text:style-name="Standard">git push origin</text:p>
      <text:p text:style-name="Standard">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0:25:02.819713973</meta:creation-date>
    <meta:generator>LibreOffice/6.0.7.3$Linux_X86_64 LibreOffice_project/00m0$Build-3</meta:generator>
    <dc:date>2020-01-20T00:03:21.586700194</dc:date>
    <meta:editing-duration>PT10M31S</meta:editing-duration>
    <meta:editing-cycles>2</meta:editing-cycles>
    <meta:document-statistic meta:table-count="0" meta:image-count="0" meta:object-count="0" meta:page-count="5" meta:paragraph-count="185" meta:word-count="666" meta:character-count="4984" meta:non-whitespace-character-count="4478"/>
  </office:meta>
</office:document-meta>
</file>